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.7697in" svg:height="3.5449in" svg:x="4.1303in" svg:y="0.4287in">
            <draw:object draw:notify-on-update-of-ranges="Sheet1.A3:Sheet1.A6 Sheet1.B3:Sheet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rse options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7.11" calcext:value-type="float">
            <text:p>557.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66.87" calcext:value-type="float">
            <text:p>266.8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9.96" calcext:value-type="float">
            <text:p>89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.05" calcext:value-type="float">
            <text:p>40.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0:49:21.307768383</meta:creation-date>
    <dc:date>2016-05-18T11:04:49.442957615</dc:date>
    <meta:editing-duration>PT6S</meta:editing-duration>
    <meta:editing-cycles>1</meta:editing-cycles>
    <meta:document-statistic meta:table-count="1" meta:cell-count="10" meta:object-count="1"/>
    <meta:generator>LibreOffice/4.2.8.2$Linux_X86_64 LibreOffice_project/420m0$Build-2</meta:generator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16cm" svg:height="9.005cm" xlink:href=".." xlink:type="simple" chart:class="chart:bar" chart:style-name="ch1">
        <chart:title svg:x="3.382cm" svg:y="0.316cm" chart:style-name="ch2">
          <text:p>Parse options and runtime</text:p>
        </chart:title>
        <chart:subtitle svg:x="2.866cm" svg:y="1.301cm" chart:style-name="ch3">
          <text:p>for the 100 first sentences in test set</text:p>
        </chart:subtitle>
        <chart:plot-area chart:style-name="ch4" table:cell-range-address="Sheet1.A3:Sheet1.B6" chart:data-source-has-labels="column" svg:x="1.253cm" svg:y="2.19cm" svg:width="10.621cm" svg:height="5.654cm">
          <chartooo:coordinate-region svg:x="2.06cm" svg:y="2.39cm" svg:width="9.814cm" svg:height="4.807cm"/>
          <chart:axis chart:dimension="x" chart:name="primary-x" chart:style-name="ch5" chartooo:axis-type="auto">
            <chartooo:date-scale/>
            <chart:title svg:x="4.733cm" svg:y="8.024cm" chart:style-name="ch6">
              <text:p>Number of parse options</text:p>
            </chart:title>
            <chart:categories table:cell-range-address="Sheet1.A3:Sheet1.A6"/>
          </chart:axis>
          <chart:axis chart:dimension="y" chart:name="primary-y" chart:style-name="ch7">
            <chart:title svg:x="0.451cm" svg:y="6.503cm" chart:style-name="ch8">
              <text:p>Runtime in seconds</text:p>
            </chart:title>
            <chart:grid chart:style-name="ch9" chart:class="major"/>
          </chart:axis>
          <chart:series chart:style-name="ch10" chart:values-cell-range-address="Sheet1.B3:Sheet1.B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A3:Sheet1.A6</svg:desc>
                </draw:g>
              </table:table-cell>
              <table:table-cell office:value-type="float" office:value="557.11">
                <text:p>557.11</text:p>
                <draw:g>
                  <svg:desc>Sheet1.B3:Sheet1.B6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66.87">
                <text:p>266.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89.96">
                <text:p>89.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.05">
                <text:p>40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